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9-1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1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5-03-2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2-1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2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1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2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21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2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1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3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2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1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13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2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1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28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1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23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16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3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0-12-31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6236" calcext:value-type="float">
            <text:p>25.25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52912" calcext:value-type="float">
            <text:p>25.21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22116129032" calcext:value-type="float">
            <text:p>25.192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72928" calcext:value-type="float">
            <text:p>25.17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43464" calcext:value-type="float">
            <text:p>25.17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82611612903" calcext:value-type="float">
            <text:p>25.3182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35412" calcext:value-type="float">
            <text:p>25.183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6673548387" calcext:value-type="float">
            <text:p>25.2006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94212" calcext:value-type="float">
            <text:p>25.239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012516129" calcext:value-type="float">
            <text:p>25.2830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4091034483" calcext:value-type="float">
            <text:p>25.292409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10663225806" calcext:value-type="float">
            <text:p>25.27106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39811612903" calcext:value-type="float">
            <text:p>25.3639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6472" calcext:value-type="float">
            <text:p>25.3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14" calcext:value-type="float">
            <text:p>25.37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33832" calcext:value-type="float">
            <text:p>25.44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9659354839" calcext:value-type="float">
            <text:p>25.4879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39752258065" calcext:value-type="float">
            <text:p>25.46397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7536" calcext:value-type="float">
            <text:p>25.4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74049032258" calcext:value-type="float">
            <text:p>25.4974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8248" calcext:value-type="float">
            <text:p>25.49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94929032258" calcext:value-type="float">
            <text:p>25.439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2156" calcext:value-type="float">
            <text:p>25.63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19101935484" calcext:value-type="float">
            <text:p>25.6319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0032258065" calcext:value-type="float">
            <text:p>25.6880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34383448276" calcext:value-type="float">
            <text:p>25.72343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4513548387" calcext:value-type="float">
            <text:p>25.7584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2952" calcext:value-type="float">
            <text:p>25.75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09961290323" calcext:value-type="float">
            <text:p>25.790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51432258064" calcext:value-type="float">
            <text:p>25.6651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8402" calcext:value-type="float">
            <text:p>25.56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41602580645" calcext:value-type="float">
            <text:p>25.4941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3964" calcext:value-type="float">
            <text:p>25.44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25409032258" calcext:value-type="float">
            <text:p>25.4425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11562857143" calcext:value-type="float">
            <text:p>25.47115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61444" calcext:value-type="float">
            <text:p>25.336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8488" calcext:value-type="float">
            <text:p>25.30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33855483871" calcext:value-type="float">
            <text:p>25.2933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5164" calcext:value-type="float">
            <text:p>25.31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19107096774" calcext:value-type="float">
            <text:p>25.2919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6764" calcext:value-type="float">
            <text:p>25.274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55572903226" calcext:value-type="float">
            <text:p>25.3155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15468" calcext:value-type="float">
            <text:p>25.43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40938064516" calcext:value-type="float">
            <text:p>25.4540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36451428571" calcext:value-type="float">
            <text:p>25.46364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11584516129" calcext:value-type="float">
            <text:p>25.5411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94864516129" calcext:value-type="float">
            <text:p>25.879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6888" calcext:value-type="float">
            <text:p>25.93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72566451613" calcext:value-type="float">
            <text:p>26.0072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0168516129" calcext:value-type="float">
            <text:p>26.1501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0180645161" calcext:value-type="float">
            <text:p>26.200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14996" calcext:value-type="float">
            <text:p>26.171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17821935484" calcext:value-type="float">
            <text:p>26.1317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89368" calcext:value-type="float">
            <text:p>26.13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3524" calcext:value-type="float">
            <text:p>26.1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8228" calcext:value-type="float">
            <text:p>26.20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12152258065" calcext:value-type="float">
            <text:p>26.24121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5326451613" calcext:value-type="float">
            <text:p>26.3105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41688" calcext:value-type="float">
            <text:p>26.34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03619354839" calcext:value-type="float">
            <text:p>26.3703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05696" calcext:value-type="float">
            <text:p>26.35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7192" calcext:value-type="float">
            <text:p>26.3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52550967742" calcext:value-type="float">
            <text:p>26.2652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95132" calcext:value-type="float">
            <text:p>26.229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6892" calcext:value-type="float">
            <text:p>26.18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8472" calcext:value-type="float">
            <text:p>26.1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29447741935" calcext:value-type="float">
            <text:p>26.09294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7231428571" calcext:value-type="float">
            <text:p>26.08772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39107096774" calcext:value-type="float">
            <text:p>26.0539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765" calcext:value-type="float">
            <text:p>25.932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5516" calcext:value-type="float">
            <text:p>25.84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2544" calcext:value-type="float">
            <text:p>25.9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64420869565" calcext:value-type="float">
            <text:p>25.966442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4464" calcext:value-type="float">
            <text:p>26.0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16617142857" calcext:value-type="float">
            <text:p>26.03166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68848" calcext:value-type="float">
            <text:p>25.97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84672" calcext:value-type="float">
            <text:p>25.98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23712" calcext:value-type="float">
            <text:p>25.98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3128" calcext:value-type="float">
            <text:p>25.97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8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3024" calcext:value-type="float">
            <text:p>25.96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356" meta:object-count="0"/>
    <meta:user-defined meta:name="AppVersion">3.0</meta:user-defined>
  </office:meta>
</office:document-meta>
</file>